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top="0in" fo:margin-bottom="0in" style:contextual-spacing="false"/>
      <style:text-properties fo:font-size="15pt" officeooo:paragraph-rsid="00131309" style:font-size-asian="15pt" style:font-size-complex="15pt"/>
    </style:style>
    <style:style style:name="P2" style:family="paragraph" style:parent-style-name="Standard">
      <style:paragraph-properties fo:margin-top="0in" fo:margin-bottom="0in" style:contextual-spacing="false"/>
      <style:text-properties fo:font-size="15pt" officeooo:rsid="00140f96" officeooo:paragraph-rsid="00140f96" style:font-size-asian="15pt" style:font-size-complex="15pt"/>
    </style:style>
    <style:style style:name="P3" style:family="paragraph" style:parent-style-name="Standard">
      <style:paragraph-properties fo:margin-top="0in" fo:margin-bottom="0in" style:contextual-spacing="false"/>
      <style:text-properties fo:font-size="15pt" officeooo:paragraph-rsid="0016750d" style:font-size-asian="15pt" style:font-size-complex="15pt"/>
    </style:style>
    <style:style style:name="P4" style:family="paragraph" style:parent-style-name="Standard">
      <style:paragraph-properties fo:margin-top="0in" fo:margin-bottom="0in" style:contextual-spacing="false"/>
      <style:text-properties fo:font-size="15pt" officeooo:rsid="0015d42c" officeooo:paragraph-rsid="0016750d" style:font-size-asian="15pt" style:font-size-complex="15pt"/>
    </style:style>
    <style:style style:name="P5" style:family="paragraph" style:parent-style-name="Standard">
      <style:paragraph-properties fo:margin-top="0in" fo:margin-bottom="0in" style:contextual-spacing="false"/>
      <style:text-properties fo:font-size="15pt" officeooo:rsid="0018cc92" officeooo:paragraph-rsid="0018cc92" style:font-size-asian="15pt" style:font-size-complex="15pt"/>
    </style:style>
    <style:style style:name="P6" style:family="paragraph" style:parent-style-name="Standard">
      <style:paragraph-properties fo:margin-top="0in" fo:margin-bottom="0in" style:contextual-spacing="false" fo:text-align="justify" style:justify-single-word="false"/>
      <style:text-properties fo:font-size="15pt" officeooo:paragraph-rsid="00131309" style:font-size-asian="15pt" style:font-size-complex="15pt"/>
    </style:style>
    <style:style style:name="P7" style:family="paragraph" style:parent-style-name="Standard">
      <style:paragraph-properties fo:margin-top="0in" fo:margin-bottom="0in" style:contextual-spacing="false"/>
      <style:text-properties fo:font-size="15pt" officeooo:paragraph-rsid="001ca960" style:font-size-asian="15pt" style:font-size-complex="15pt"/>
    </style:style>
    <style:style style:name="P8" style:family="paragraph" style:parent-style-name="Standard">
      <style:paragraph-properties fo:margin-top="0in" fo:margin-bottom="0in" style:contextual-spacing="false"/>
      <style:text-properties fo:font-size="15pt" officeooo:rsid="001ccf2a" officeooo:paragraph-rsid="001ccf2a" style:font-size-asian="15pt" style:font-size-complex="15pt"/>
    </style:style>
    <style:style style:name="P9" style:family="paragraph" style:parent-style-name="Standard">
      <style:paragraph-properties fo:margin-top="0in" fo:margin-bottom="0in" style:contextual-spacing="false"/>
      <style:text-properties fo:font-size="15pt" officeooo:rsid="001d618d" officeooo:paragraph-rsid="001d618d" style:font-size-asian="15pt" style:font-size-complex="15pt"/>
    </style:style>
    <style:style style:name="P10" style:family="paragraph" style:parent-style-name="Standard">
      <style:paragraph-properties fo:margin-top="0in" fo:margin-bottom="0in" style:contextual-spacing="false"/>
      <style:text-properties fo:font-size="15pt" officeooo:rsid="001d7c02" officeooo:paragraph-rsid="001d7c02" style:font-size-asian="15pt" style:font-size-complex="15pt"/>
    </style:style>
    <style:style style:name="P11" style:family="paragraph" style:parent-style-name="Standard">
      <style:paragraph-properties fo:margin-top="0in" fo:margin-bottom="0in" style:contextual-spacing="false"/>
      <style:text-properties fo:font-size="15pt" officeooo:rsid="001e8cc0" officeooo:paragraph-rsid="001e8cc0" style:font-size-asian="15pt" style:font-size-complex="15pt"/>
    </style:style>
    <style:style style:name="P12" style:family="paragraph" style:parent-style-name="Standard">
      <style:paragraph-properties fo:margin-top="0in" fo:margin-bottom="0in" style:contextual-spacing="false"/>
      <style:text-properties fo:font-size="15pt" officeooo:rsid="001ef540" officeooo:paragraph-rsid="001ef540" style:font-size-asian="15pt" style:font-size-complex="15pt"/>
    </style:style>
    <style:style style:name="P13" style:family="paragraph" style:parent-style-name="Standard">
      <style:paragraph-properties fo:margin-top="0in" fo:margin-bottom="0in" style:contextual-spacing="false"/>
      <style:text-properties fo:font-size="15pt" officeooo:rsid="001f6bdd" officeooo:paragraph-rsid="001f6bdd" style:font-size-asian="15pt" style:font-size-complex="15pt"/>
    </style:style>
    <style:style style:name="P14" style:family="paragraph" style:parent-style-name="Standard">
      <style:paragraph-properties fo:margin-top="0in" fo:margin-bottom="0in" style:contextual-spacing="false"/>
      <style:text-properties fo:font-size="15pt" officeooo:rsid="001f6bdd" officeooo:paragraph-rsid="00131309" style:font-size-asian="15pt" style:font-size-complex="15pt"/>
    </style:style>
    <style:style style:name="P15" style:family="paragraph" style:parent-style-name="Standard">
      <style:paragraph-properties fo:margin-top="0in" fo:margin-bottom="0in" style:contextual-spacing="false"/>
      <style:text-properties fo:font-size="15pt" fo:font-weight="normal" officeooo:rsid="001ccf2a" officeooo:paragraph-rsid="001ccf2a" style:font-size-asian="15pt" style:font-weight-asian="normal" style:font-size-complex="15pt" style:font-weight-complex="normal"/>
    </style:style>
    <style:style style:name="P16" style:family="paragraph" style:parent-style-name="Standard">
      <style:paragraph-properties fo:margin-top="0in" fo:margin-bottom="0in" style:contextual-spacing="false"/>
      <style:text-properties fo:font-size="15pt" fo:font-weight="normal" officeooo:rsid="00235b8d" officeooo:paragraph-rsid="00235b8d" style:font-size-asian="15pt" style:font-weight-asian="normal" style:font-size-complex="15pt" style:font-weight-complex="normal"/>
    </style:style>
    <style:style style:name="P17" style:family="paragraph" style:parent-style-name="Standard" style:master-page-name="Standard">
      <style:paragraph-properties fo:margin-top="0in" fo:margin-bottom="0in" style:contextual-spacing="false" style:page-number="1"/>
      <style:text-properties fo:font-size="15pt" officeooo:paragraph-rsid="00131309" style:font-size-asian="15pt" style:font-size-complex="15pt"/>
    </style:style>
    <style:style style:name="T1" style:family="text">
      <style:text-properties fo:font-style="italic" fo:font-weight="bold" style:font-style-asian="italic"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style>
    <style:style style:name="T4" style:family="text">
      <style:text-properties fo:font-weight="bold" officeooo:rsid="0016750d" style:font-weight-asian="bold" style:font-weight-complex="bold"/>
    </style:style>
    <style:style style:name="T5" style:family="text">
      <style:text-properties fo:font-weight="bold" officeooo:rsid="0015d42c" style:font-weight-asian="bold"/>
    </style:style>
    <style:style style:name="T6" style:family="text">
      <style:text-properties fo:font-weight="bold" officeooo:rsid="00235b8d" style:font-weight-asian="bold"/>
    </style:style>
    <style:style style:name="T7" style:family="text">
      <style:text-properties fo:color="#333333" style:font-name="Roboto" fo:background-color="#ffffff" loext:char-shading-value="0" style:font-name-asian="Roboto1" style:font-name-complex="Roboto1"/>
    </style:style>
    <style:style style:name="T8" style:family="text">
      <style:text-properties fo:color="#333333" style:font-name="Roboto" officeooo:rsid="001d7c02" fo:background-color="#ffffff" loext:char-shading-value="0" style:font-name-asian="Roboto1" style:font-name-complex="Roboto1"/>
    </style:style>
    <style:style style:name="T9" style:family="text">
      <style:text-properties fo:color="#333333" style:font-name="Roboto" officeooo:rsid="002511ed" fo:background-color="#ffffff" loext:char-shading-value="0" style:font-name-asian="Roboto1" style:font-name-complex="Roboto1"/>
    </style:style>
    <style:style style:name="T10" style:family="text">
      <style:text-properties officeooo:rsid="0015d42c"/>
    </style:style>
    <style:style style:name="T11" style:family="text">
      <style:text-properties fo:font-weight="normal" style:font-weight-asian="normal" style:font-weight-complex="normal"/>
    </style:style>
    <style:style style:name="T12" style:family="text">
      <style:text-properties fo:font-weight="normal" officeooo:rsid="0016750d" style:font-weight-asian="normal" style:font-weight-complex="normal"/>
    </style:style>
    <style:style style:name="T13" style:family="text">
      <style:text-properties fo:font-weight="normal" officeooo:rsid="0015d42c" style:font-weight-asian="normal" style:font-weight-complex="normal"/>
    </style:style>
    <style:style style:name="T14" style:family="text">
      <style:text-properties fo:font-weight="normal" officeooo:rsid="001a6926" style:font-weight-asian="normal" style:font-weight-complex="normal"/>
    </style:style>
    <style:style style:name="T15" style:family="text">
      <style:text-properties fo:font-weight="normal" officeooo:rsid="001ef540" style:font-weight-asian="normal" style:font-weight-complex="normal"/>
    </style:style>
    <style:style style:name="T16" style:family="text">
      <style:text-properties fo:font-weight="normal" officeooo:rsid="00220441" style:font-weight-asian="normal" style:font-weight-complex="normal"/>
    </style:style>
    <style:style style:name="T17" style:family="text">
      <style:text-properties officeooo:rsid="0016750d"/>
    </style:style>
    <style:style style:name="T18" style:family="text">
      <style:text-properties officeooo:rsid="001a6926"/>
    </style:style>
    <style:style style:name="T19" style:family="text">
      <style:text-properties officeooo:rsid="001e8cc0"/>
    </style:style>
    <style:style style:name="T20" style:family="text">
      <style:text-properties officeooo:rsid="001ef540"/>
    </style:style>
    <style:style style:name="T21" style:family="text">
      <style:text-properties officeooo:rsid="001f6bdd"/>
    </style:style>
    <style:style style:name="T22" style:family="text">
      <style:text-properties officeooo:rsid="00220441"/>
    </style:style>
    <style:style style:name="T23" style:family="text">
      <style:text-properties officeooo:rsid="00235b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3">Title</text:span></text:p>
      <text:p text:style-name="P1"><text:s/></text:p>
      <text:p text:style-name="P2">A GUI Crawling-based technique for Android Mobile Appli<text:span text:style-name="T10">c</text:span>ation Testing</text:p>
      <text:p text:style-name="P2"><text:s/></text:p>
      <text:p text:style-name="P1"><text:span text:style-name="T3">Keywords</text:span></text:p>
      <text:p text:style-name="P1"/>
      <text:p text:style-name="P3"><text:span text:style-name="T5">Activity: </text:span><text:span text:style-name="T13">A Java component of Android application, instantiated at run time. It is responsible for presenting visual user interface for each task user can undertake. </text:span></text:p>
      <text:p text:style-name="P4"/>
      <text:p text:style-name="P4"><text:span text:style-name="T4">Activity States</text:span><text:span text:style-name="T12">: </text:span><text:span text:style-name="T11">An Activity instance </text:span><text:span text:style-name="T12">in its lifetime </text:span><text:span text:style-name="T11">passes through 3 main stages </text:span><text:span text:style-name="T2">running</text:span><text:span text:style-name="T11">, </text:span><text:span text:style-name="T2">paused</text:span><text:span text:style-name="T11">, </text:span><text:span text:style-name="T2">stopped</text:span><text:span text:style-name="T11">. </text:span><text:span text:style-name="T12">At run time only </text:span><text:span text:style-name="T16">one</text:span><text:span text:style-name="T12"> activity instance could be in run state, an instance can make dynamic call to other instances. </text:span><text:span text:style-name="T16">Doing so the c</text:span><text:span text:style-name="T12">alling activity enters </text:span><text:span text:style-name="T16">a </text:span><text:span text:style-name="T12">paused state. When it becomes completely obscured by another activity instance, </text:span><text:span text:style-name="T16">an activity </text:span><text:span text:style-name="T12">is said to have entered the stop state.</text:span></text:p>
      <text:p text:style-name="P3"/>
      <text:p text:style-name="P1"><text:span text:style-name="T1">Event </text:span>: <text:span text:style-name="T17">An event is a data input. Two types of events can be fired, user events (click, mouse etc. ) and events due to external input sources (GPS, sensors, etc.).</text:span></text:p>
      <text:p text:style-name="P1"/>
      <text:p text:style-name="P5"><text:span text:style-name="T3">Event Driven Software (EDS): </text:span><text:span text:style-name="T11">Software whose behavior is driven by several types of events </text:span><text:span text:style-name="T15">(or inputs)</text:span><text:span text:style-name="T11">. Android applications a</text:span><text:span text:style-name="T14">r</text:span><text:span text:style-name="T11">e considered EDS.</text:span></text:p>
      <text:p text:style-name="P5"><text:span text:style-name="T11"/></text:p>
      <text:p text:style-name="P1"><text:span text:style-name="T3">iii1 Motivation</text:span>: </text:p>
      <text:p text:style-name="P7">The motivation for this work comes from the growing sales of Android devices and an increasing demand for suitable techniques and tools to support their testing. <text:span text:style-name="T18">Since Android applications behavior is considered event driven, many existing EDS techniques can be adopted to carry out cost effective testing process. Based on crawling based techniques of Ajax applications, authors built a GUI crawler which produces a tree model. Each node of the tree represent user interfaces and edges correspond to event based transitions.</text:span></text:p>
      <text:p text:style-name="P1"/>
      <text:p text:style-name="P1"><text:span text:style-name="T3">iii2 Related Work: </text:span></text:p>
      <text:p text:style-name="P15">Authors cite various works that address various issues of functional and non-functional requirements testing like performance, reliability or security testing of mobile applications.</text:p>
      <text:p text:style-name="P15"/>
      <text:p text:style-name="P8"><text:span text:style-name="T11">S. She, S. Sivapalan, I. Warren. Hermes: A Tool for testing Mobile Device Applications. </text:span></text:p>
      <text:p text:style-name="P8"><text:span text:style-name="T11">This work introduces a tool for testing J2ME mobile application, which provides framework for writing test cases in XML and a distributed run time for executing </text:span><text:soft-page-break/><text:span text:style-name="T11">tests automatically on the device rather than on an emulator.</text:span></text:p>
      <text:p text:style-name="P8"><text:span text:style-name="T11"/></text:p>
      <text:p text:style-name="P9"><text:span text:style-name="T11"><text:s/>A. Marchetto, P. Tonella and F. Ricca. State-Based Testing of Ajax Web Applications. </text:span></text:p>
      <text:p text:style-name="P9"><text:span text:style-name="T11">This paper presents a black box testing technique for GUI Adaptive Random Testing. Considering two types of events name</text:span><text:span text:style-name="T16">l</text:span><text:span text:style-name="T11">y user events </text:span><text:span text:style-name="T16">like data input and clicks</text:span><text:span text:style-name="T11"> and environmental events produced by GPS, blue tooth chips, network etc. Test cases consist of event sequences composed by pool of randomly selected events. </text:span></text:p>
      <text:p text:style-name="P1"/>
      <text:p text:style-name="P1"><text:span text:style-name="T3">iii3 </text:span><text:span text:style-name="T6">Study Instruments</text:span></text:p>
      <text:p text:style-name="P16"><text:span text:style-name="T7">To test the new approach and algorithm, a new tool called A2T2 </text:span><text:span text:style-name="T8">(Android Automated Testing Tool) </text:span><text:span text:style-name="T7">was developed. </text:span><text:span text:style-name="T9">It consists of three parts. An instrumentation component, which discover uncaught exceptions in the application code to discover crashes. A GUI crawler which collects information (description of interfaces, triggered events) on obtained GUI tree. The crawler also reports crashes and event sequence producing them. The test case generator executable test cases supporting crash and regression testing. These test cases are able to replay event sequence <text:s/>to verify presence of crashes and assertions pertaing to equivalence of interfaces.</text:span></text:p>
      <text:p text:style-name="P1"/>
      <text:p text:style-name="P1"/>
      <text:p text:style-name="P1"><text:span text:style-name="T3">iii4 Future Work</text:span></text:p>
      <text:p text:style-name="P11">Authors have just focused on user events. There could be other events which solicit a mobile application, they could be events produced by sensors, chips, network or just another application running on the same device. Future strategy can aim to include these types <text:span text:style-name="T22">of events </text:span>as well.</text:p>
      <text:p text:style-name="P11">In order to detect the runtime crashes, the source code of the application needs to be instrumented through the A2T2 tool. <text:span text:style-name="T20">It would be better if f</text:span>uture enhancements can aim to <text:span text:style-name="T20">run on application build.</text:span></text:p>
      <text:p text:style-name="P1"/>
      <text:p text:style-name="P1"><text:span text:style-name="T3">Scope for improvement</text:span></text:p>
      <text:p text:style-name="P1"/>
      <text:p text:style-name="P10">The paper introduces a tool called A2T2 <text:span text:style-name="T19">to supports this new technique. The tool </text:span>consist<text:span text:style-name="T19">s</text:span> of Java Code Instrumentation, the GUI crawler and the Test Case Generator. No empirical results have been provided to judge the effectiveness of the tool. A reason for this could be <text:span text:style-name="T23">the </text:span>absence of other Android GUI testing tools at the time this <text:span text:style-name="T23">work</text:span> was done. But it would have been better to highlight the <text:soft-page-break/>benchmarks which the tool achieves. <text:span text:style-name="T19">Author do mention this explicitly as one of the future scopes.</text:span></text:p>
      <text:p text:style-name="P6"><text:s/></text:p>
      <text:p text:style-name="P1"><text:span text:style-name="T3">Connection to other papers</text:span></text:p>
      <text:p text:style-name="P14"/>
      <text:p text:style-name="P13"><text:s/>A. Marchetto, P. Tonella and F. Ricca. State-Based Testing of Ajax Web Applications. </text:p>
      <text:p text:style-name="P13"><text:s/>A. Mesbah, A. van Deursen. Invariant-based automatic testing of AJAX user interfaces.</text:p>
      <text:p text:style-name="P13">A. M. Memon and Qing Xie. Designing and comparing automated test oracles for GUI-based software applications.</text:p>
      <text:p text:style-name="P12"><text:span text:style-name="T21">These work introduce </text:span>different criterion to tell if interfaces are equivalent <text:span text:style-name="T21">or not.</text:span></text:p>
      <text:p text:style-name="P12"><text:span text:style-name="T21">The last work introduces i</text:span>nterface comparison using test oracles having different degree of details or granularity. <text:span text:style-name="T21">Influenced with these approaches authors </text:span>checks if the interface obtained during the test run coincides with the previous test execution and their Activities, Event Handlers and Widget properties and Values are all the same. </text:p>
      <text:p text:style-name="P12"/>
      <text:p text:style-name="P13">Studying the Fault-Detection Effectiveness of GUI Test Cases for Rapidly Evolving by A. M. Memon et al., authors define c<text:span text:style-name="T20">rash testing </text:span>as<text:span text:style-name="T20"> a testing activity which aims at revealing exception faults due to uncaught exceptions. </text:span>In the described approach, t<text:span text:style-name="T20">he source code of the application is instrumented through the A2T2 tool to find such uncaught exceptions. After this preliminary examination, during GUI exploration by the crawler first crash testing could be perform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5:47:59.735206926</meta:creation-date>
    <dc:date>2016-09-16T11:14:05.144063466</dc:date>
    <meta:editing-duration>PT19H24M</meta:editing-duration>
    <meta:editing-cycles>8</meta:editing-cycles>
    <meta:generator>LibreOffice/4.2.8.2$Linux_X86_64 LibreOffice_project/420m0$Build-2</meta:generator>
    <meta:document-statistic meta:table-count="0" meta:image-count="0" meta:object-count="0" meta:page-count="3" meta:paragraph-count="32" meta:word-count="827" meta:character-count="5303" meta:non-whitespace-character-count="4489"/>
  </office:meta>
</office:document-meta>
</file>